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roman" style:font-pitch="variable"/>
    <style:font-face style:name="Roboto Light" svg:font-family="'Roboto Light'" style:font-family-generic="roman" style:font-pitch="variable"/>
    <style:font-face style:name="Roboto Light1" svg:font-family="'Roboto Light'" style:font-family-generic="system" style:font-pitch="variable"/>
    <style:font-face style:name="Roboto1" svg:font-family="Roboto" style:font-family-generic="system" style:font-pitch="variable"/>
  </office:font-face-decls>
  <office:automatic-styles>
    <style:style style:name="P1" style:family="paragraph" style:parent-style-name="Standard">
      <style:text-properties style:font-name="Roboto Light" officeooo:rsid="0002cdf2" officeooo:paragraph-rsid="0002cdf2" style:font-name-asian="Roboto Light1" style:font-name-complex="Roboto Light1"/>
    </style:style>
    <style:style style:name="P2" style:family="paragraph" style:parent-style-name="Standard">
      <style:text-properties style:font-name="Roboto Light" style:font-name-asian="Roboto Light1" style:font-name-complex="Roboto Light1"/>
    </style:style>
    <style:style style:name="P3" style:family="paragraph" style:parent-style-name="Standard">
      <style:text-properties style:font-name="Roboto Light" officeooo:rsid="000337f7" officeooo:paragraph-rsid="000337f7" style:font-name-asian="Roboto Light1" style:font-name-complex="Roboto Light1"/>
    </style:style>
    <style:style style:name="P4" style:family="paragraph" style:parent-style-name="Standard">
      <style:text-properties style:font-name="Roboto Light" officeooo:rsid="0004f16d" officeooo:paragraph-rsid="0004f16d" style:font-name-asian="Roboto Light1" style:font-name-complex="Roboto Light1"/>
    </style:style>
    <style:style style:name="P5" style:family="paragraph" style:parent-style-name="Standard">
      <style:text-properties style:font-name="Roboto" fo:font-size="12pt" officeooo:rsid="0002cdf2" officeooo:paragraph-rsid="0002cdf2" style:font-name-asian="Roboto1" style:font-size-asian="12pt" style:font-name-complex="Roboto1" style:font-size-complex="12pt"/>
    </style:style>
    <style:style style:name="P6" style:family="paragraph" style:parent-style-name="Standard">
      <style:text-properties style:font-name="Roboto" fo:font-size="12pt" officeooo:rsid="0002cdf2" officeooo:paragraph-rsid="000337f7" style:font-name-asian="Roboto1" style:font-size-asian="12pt" style:font-name-complex="Roboto1" style:font-size-complex="12pt"/>
    </style:style>
    <style:style style:name="P7" style:family="paragraph" style:parent-style-name="Standard" style:master-page-name="Standard">
      <style:paragraph-properties style:page-number="1"/>
      <style:text-properties style:font-name="Roboto Light" style:font-name-asian="Roboto Light1" style:font-name-complex="Roboto Light1"/>
    </style:style>
    <style:style style:name="P8" style:family="paragraph" style:parent-style-name="Standard">
      <style:paragraph-properties fo:text-align="justify" style:justify-single-word="false"/>
      <style:text-properties style:font-name="Roboto Light" fo:font-weight="bold" officeooo:rsid="00068ec4" officeooo:paragraph-rsid="00068ec4" style:font-name-asian="Roboto Light1" style:font-weight-asian="bold" style:font-name-complex="Roboto Light1" style:font-weight-complex="bold"/>
    </style:style>
    <style:style style:name="T1" style:family="text">
      <style:text-properties officeooo:rsid="0002cdf2"/>
    </style:style>
    <style:style style:name="T2" style:family="text">
      <style:text-properties style:text-position="super 58%" officeooo:rsid="0002cdf2"/>
    </style:style>
    <style:style style:name="T3" style:family="text">
      <style:text-properties officeooo:rsid="000337f7"/>
    </style:style>
    <style:style style:name="T4"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PE &amp; Health 4</text:span> | <text:span text:style-name="T1">3</text:span><text:span text:style-name="T2">rd</text:span><text:span text:style-name="T1"> </text:span>Quarter</text:p>
      <text:p text:style-name="P5">WW1: Choosing an Outdoor Recreational Activity</text:p>
      <text:p text:style-name="P1">January 19 2022</text:p>
      <text:p text:style-name="P2"/>
      <text:p text:style-name="P3">Given a chance after this pandemic, what outdoor would you like to try? Why? Who do you like to be with? Research, surf the internet, read blogs. Copy and paste a picture then post it below and write something about it.</text:p>
      <text:p text:style-name="P3"/>
      <text:p text:style-name="P3">[Insert Picture]</text:p>
      <text:p text:style-name="P3"/>
      <text:p text:style-name="P4">What? Why? Where? With whom? What benefits can I get from it? Write your description here:</text:p>
      <text:p text:style-name="P8">Given a chance after this pandemic, I would like to try swimming. And not only swimming for leisure, but for fitness. Swimming comes with a lot of benefits to several different systems of the body.</text:p>
      <text:p text:style-name="P3"/>
      <text:p text:style-name="P6">WW<text:span text:style-name="T3">2</text:span>: <text:span text:style-name="T3">Left a Trace</text:span></text:p>
      <text:p text:style-name="P3"/>
      <text:p text:style-name="P3">From your observation, whether first hand or from other sources (news, documentary shows, narrated by friends, etc.), which among the <text:span text:style-name="T4">LEAVE NO TRACE 7 PRINCIPLES</text:span> is usually <text:span text:style-name="T4">NOT</text:span> being observed in the Philippines? Explain your answer. You may copy and paste a news article or a personal picture to back up your explanation.</text:p>
      <text:p text:style-name="P3"/>
      <text:p text:style-name="P3">[Insert Picture if any]</text:p>
      <text:p text:style-name="P3"/>
      <text:p text:style-name="P8">This is scenario serves true for me or for anyone who has been outdoors in the Philippines, and I think this is a serious problem that we are facing in the Philippines. It is the problem of proper waste disposal, not only in places for outdoor activities, but anywhere and everywhere, especially in urban area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roman" style:font-pitch="variable"/>
    <style:font-face style:name="Roboto Light" svg:font-family="'Roboto Light'" style:font-family-generic="roman" style:font-pitch="variable"/>
    <style:font-face style:name="Roboto Light1" svg:font-family="'Roboto Light'"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4.1$Linux_X86_64 LibreOffice_project/20$Build-1</meta:generator>
    <dc:title>BAG3 Template</dc:title>
    <meta:creation-date>2022-01-19T05:53:41.329211502</meta:creation-date>
    <meta:editing-duration>PT13M50S</meta:editing-duration>
    <meta:editing-cycles>3</meta:editing-cycles>
    <dc:date>2022-01-19T18:13:28.674138328</dc:date>
    <meta:document-statistic meta:table-count="0" meta:image-count="0" meta:object-count="0" meta:page-count="1" meta:paragraph-count="11" meta:word-count="226" meta:character-count="1282" meta:non-whitespace-character-count="1067"/>
    <meta:template xlink:type="simple" xlink:actuate="onRequest" xlink:title="BAG3 Template" xlink:href="../../../../../../../../.config/libreoffice/4/user/template/BAG3%20Template.ott" meta:date="2022-01-19T05:53:30.253196875"/>
  </office:meta>
</office:document-meta>
</file>